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006c6" officeooo:paragraph-rsid="000006c6"/>
    </style:style>
    <style:style style:name="P2" style:family="paragraph" style:parent-style-name="Preformatted_20_Text">
      <style:text-properties officeooo:rsid="0004bc8e" officeooo:paragraph-rsid="0004bc8e"/>
    </style:style>
    <style:style style:name="T1" style:family="text">
      <style:text-properties officeooo:rsid="0001975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third section makes the case for our instruments. Using the literature, it carefully documents the direct causal link between the gender of the child (in particular <text:span text:style-name="T1">boy preference</text:span>) <text:span text:style-name="T1">and fertility behavior. We thought about merging this section with other sections (or even deleting entirely), as the reviewer thinks there is already enough justification of the instruments, and the instruments are convincing enough. However, we decided to keep this section as a stand alone section for two reasons. First, this article aims to establish a causal relationship based on instrumental variables at the identification strategy. Such studies tend to stand or fall with the validity of the instruments. It is therefor important to make a strong case for its validity. Second, comments we received on earlier versions of the paper and during presentations of our work suggested not everyone is so convinced about the validity of the instruments in the context of Uganda. Still, to reduce the space allocated to justifying the instruments, we have shortened or deleted discussions on the instruments in other parts of the text (eg. the introduction).</text:span></text:p>
      <text:p text:style-name="P1"/>
      <text:p text:style-name="P2">We now also dig deeper into our findings and present a broader range of research in the literature review. For instance, we also include papers that study the well documented productivity gap between men and women owned or managed plots, and note that the conclusions they arrive at are in line with what we fi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6-29T18:50:51.691318991</dc:date>
    <meta:editing-duration>PT2H43M27S</meta:editing-duration>
    <meta:editing-cycles>3</meta:editing-cycles>
    <meta:generator>LibreOffice/4.4.2.2$Linux_X86_64 LibreOffice_project/40m0$Build-2</meta:generator>
    <meta:document-statistic meta:table-count="0" meta:image-count="0" meta:object-count="0" meta:page-count="1" meta:paragraph-count="2" meta:word-count="236" meta:character-count="1459" meta:non-whitespace-character-count="1224"/>
  </office:meta>
</office:document-meta>
</file>